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d4e76" officeooo:paragraph-rsid="000d4e76"/>
    </style:style>
    <style:style style:name="P2" style:family="paragraph" style:parent-style-name="Standard">
      <style:paragraph-properties fo:text-align="justify" style:justify-single-word="false"/>
      <style:text-properties officeooo:rsid="000d6721" officeooo:paragraph-rsid="000d6721"/>
    </style:style>
    <style:style style:name="P3" style:family="paragraph" style:parent-style-name="Standard">
      <style:paragraph-properties fo:text-align="justify" style:justify-single-word="false"/>
      <style:text-properties officeooo:rsid="000e875a" officeooo:paragraph-rsid="000e875a"/>
    </style:style>
    <style:style style:name="P4" style:family="paragraph" style:parent-style-name="Standard">
      <style:paragraph-properties fo:text-align="justify" style:justify-single-word="false"/>
      <style:text-properties officeooo:rsid="000f906a" officeooo:paragraph-rsid="000f906a"/>
    </style:style>
    <style:style style:name="P5" style:family="paragraph" style:parent-style-name="Standard">
      <style:paragraph-properties fo:text-align="justify" style:justify-single-word="false"/>
      <style:text-properties officeooo:rsid="000f906a" officeooo:paragraph-rsid="001061c9"/>
    </style:style>
    <style:style style:name="P6" style:family="paragraph" style:parent-style-name="Standard">
      <style:paragraph-properties fo:text-align="justify" style:justify-single-word="false"/>
      <style:text-properties fo:font-weight="bold" officeooo:rsid="000f906a" officeooo:paragraph-rsid="000f906a" style:font-weight-asian="bold" style:font-weight-complex="bold"/>
    </style:style>
    <style:style style:name="P7" style:family="paragraph" style:parent-style-name="Standard">
      <style:paragraph-properties fo:text-align="justify" style:justify-single-word="false"/>
      <style:text-properties fo:font-weight="bold" officeooo:paragraph-rsid="000e875a" style:font-weight-asian="bold" style:font-weight-complex="bold"/>
    </style:style>
    <style:style style:name="P8" style:family="paragraph" style:parent-style-name="Standard">
      <style:paragraph-properties fo:text-align="justify" style:justify-single-word="false"/>
      <style:text-properties officeooo:rsid="001061c9" officeooo:paragraph-rsid="001061c9"/>
    </style:style>
    <style:style style:name="P9" style:family="paragraph" style:parent-style-name="Standard">
      <style:text-properties fo:font-size="16pt" fo:font-weight="bold" officeooo:rsid="000d4e76" officeooo:paragraph-rsid="000d4e76" style:font-size-asian="16pt" style:font-weight-asian="bold" style:font-size-complex="16pt" style:font-weight-complex="bold"/>
    </style:style>
    <style:style style:name="P10" style:family="paragraph" style:parent-style-name="Standard">
      <style:text-properties fo:font-size="14pt" fo:font-weight="normal" officeooo:rsid="0013b0b7" officeooo:paragraph-rsid="0013b0b7" style:font-size-asian="14pt" style:font-weight-asian="normal" style:font-size-complex="14pt" style:font-weight-complex="normal"/>
    </style:style>
    <style:style style:name="P11" style:family="paragraph" style:parent-style-name="Standard">
      <style:paragraph-properties fo:text-align="justify" style:justify-single-word="false"/>
      <style:text-properties officeooo:paragraph-rsid="000d4e76"/>
    </style:style>
    <style:style style:name="P12" style:family="paragraph" style:parent-style-name="Standard">
      <style:paragraph-properties fo:text-align="justify" style:justify-single-word="false"/>
      <style:text-properties officeooo:paragraph-rsid="000d6721"/>
    </style:style>
    <style:style style:name="P13" style:family="paragraph" style:parent-style-name="Standard">
      <style:paragraph-properties fo:text-align="justify" style:justify-single-word="false"/>
      <style:text-properties officeooo:paragraph-rsid="000e875a"/>
    </style:style>
    <style:style style:name="P14" style:family="paragraph" style:parent-style-name="Standard">
      <style:paragraph-properties fo:text-align="justify" style:justify-single-word="false"/>
      <style:text-properties officeooo:paragraph-rsid="000f906a"/>
    </style:style>
    <style:style style:name="P15" style:family="paragraph" style:parent-style-name="Standard">
      <style:paragraph-properties fo:text-align="justify" style:justify-single-word="false"/>
      <style:text-properties officeooo:paragraph-rsid="001061c9"/>
    </style:style>
    <style:style style:name="P16" style:family="paragraph" style:parent-style-name="Standard">
      <style:paragraph-properties fo:text-align="justify" style:justify-single-word="false"/>
      <style:text-properties officeooo:paragraph-rsid="0010e01b"/>
    </style:style>
    <style:style style:name="T1" style:family="text">
      <style:text-properties officeooo:rsid="000d4e76"/>
    </style:style>
    <style:style style:name="T2" style:family="text">
      <style:text-properties officeooo:rsid="000d6721"/>
    </style:style>
    <style:style style:name="T3" style:family="text">
      <style:text-properties officeooo:rsid="000e875a"/>
    </style:style>
    <style:style style:name="T4" style:family="text">
      <style:text-properties officeooo:rsid="000f906a"/>
    </style:style>
    <style:style style:name="T5" style:family="text">
      <style:text-properties officeooo:rsid="001061c9"/>
    </style:style>
    <style:style style:name="T6" style:family="text">
      <style:text-properties officeooo:rsid="0010e01b"/>
    </style:style>
    <style:style style:name="T7" style:family="text">
      <style:text-properties officeooo:rsid="00128f0d"/>
    </style:style>
    <style:style style:name="T8" style:family="text">
      <style:text-properties officeooo:rsid="0013b0b7"/>
    </style:style>
    <style:style style:name="T9" style:family="text">
      <style:text-properties fo:font-style="italic" officeooo:rsid="0010e01b" style:font-style-asian="italic" style:font-style-complex="italic"/>
    </style:style>
    <style:style style:name="T10" style:family="text">
      <style:text-properties fo:font-style="italic" officeooo:rsid="0013b0b7" style:font-style-asian="italic" style:font-style-complex="italic"/>
    </style:style>
    <style:style style:name="T11" style:family="text">
      <style:text-properties fo:font-style="italic" officeooo:rsid="001061c9" style:font-style-asian="italic" style:font-style-complex="italic"/>
    </style:style>
    <style:style style:name="T12" style:family="text">
      <style:text-properties fo:font-style="normal" officeooo:rsid="0010e01b" style:font-style-asian="normal" style:font-style-complex="normal"/>
    </style:style>
    <style:style style:name="T13" style:family="text">
      <style:text-properties fo:font-style="normal" officeooo:rsid="0013b0b7" style:font-style-asian="normal" style:font-style-complex="normal"/>
    </style:style>
    <style:style style:name="T14" style:family="text">
      <style:text-properties officeooo:rsid="001569d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Wojciech Moszczyński</text:p>
      <text:p text:style-name="P9"/>
      <text:p text:style-name="P9">Co to jest optymalizacja?</text:p>
      <text:p text:style-name="P1"/>
      <text:p text:style-name="P11"><text:span text:style-name="T1"><text:tab/>Optymalizacja jest esencją zarządzania </text:span><text:span text:style-name="T6">i może być </text:span><text:span text:style-name="T1">podstawowym czynnikiem, który wpływa na rentowność przedsiębiorstwa, jego efektywność i jakość produktów.</text:span></text:p>
      <text:p text:style-name="P11"><text:span text:style-name="T1">Widzimy firmy, które dobrze się rozwijają, oferują doskonałej jakości produkty i usługi. Czy można założyć, że źródło sukcesów tych podmiotów leży właśnie w optymalizacji? Nic bardziej mylnego. Firmy na całym świecie zawdzięczają swój rozwój połączeniu właściwej akumulacji wypracowanego kapitału, innowacyjności oraz dobrej dla danego podmiotu sytuacji na rynku.</text:span></text:p>
      <text:p text:style-name="P11"/>
      <text:p text:style-name="P2">Firmy reinwestują wypracowany zysk w nowoczesne środki produkcji, w nowe technologie i dzięki temu osiągają wzrost swojej efektywności. Nie jest to niestety optymalizacja, lecz akumulacja.</text:p>
      <text:p text:style-name="P2"/>
      <text:p text:style-name="P2">W powszechnej świadomości optymalizacja to działanie zmierzające do poprawy istniejących warunków, poprawy bezpieczeństwa lub zmniejszenia kosztów. W tej definicji mieści się również modernizacja i podnoszenie kwalifikacji zatrudnionego personelu. Często mianem optymalizacji określa się cięcia w kosztach lub restrukturyzacje przedsiębiorstw przeprowadzan<text:span text:style-name="T6">e</text:span> w celu poprawy ich efektywności.</text:p>
      <text:p text:style-name="P2"/>
      <text:p text:style-name="P12"><text:span text:style-name="T2">Niestety ta powszechna definicja niewiele ma wspólnego z prawdziw</text:span><text:span text:style-name="T6">ą</text:span><text:span text:style-name="T2"> optymalizacj</text:span><text:span text:style-name="T6">ą</text:span><text:span text:style-name="T2">. Proces optymalizacji polega na realizacji działań zmierzających do uzyskania krańcowe</text:span><text:span text:style-name="T7">go poziomu</text:span><text:span text:style-name="T2"> wartości pożądanej. Wartością pożądaną może być najwyższy możliwy zysk netto lub najniższy poziom zagrożenia przy pracy. Zawsze w optymalizacji chodzi o osiągnięcie poziomu maksymalnego. Metody optymalizacji pojawiły się dopiero w latach sześćdziesiątych. </text:span></text:p>
      <text:p text:style-name="P12"><text:span text:style-name="T2">Wcześniej nie potrafiono sobie poradzić z wyznaczeniem maksymalnej wartości przy istniejących uwarunkowaniach. Mówimy oczywiście o złożonych procesach produkcyjnych czy </text:span><text:span text:style-name="T3">usługowych</text:span><text:span text:style-name="T2"> </text:span><text:span text:style-name="T3">posiadających wiele poziomów ograniczeń i limitów</text:span><text:span text:style-name="T2">. </text:span></text:p>
      <text:p text:style-name="P13"><text:span text:style-name="T3">Przełomem były prac</text:span><text:span text:style-name="T8">e</text:span><text:span text:style-name="T3"> profesora matematyki Georga Dantziga, który zaproponował sposoby wyliczania wartości ekstremalnych dla złożonych procesów za pomocą metod graficznych. </text:span></text:p>
      <text:p text:style-name="P13"/>
      <text:p text:style-name="P7"><text:span text:style-name="T7">C</text:span><text:span text:style-name="T3">zym jest, a czym nie jest optymalizacja?</text:span></text:p>
      <text:p text:style-name="P13"/>
      <text:p text:style-name="P14"><text:span text:style-name="T3">Aby zrozumieć sens definicji optymalizacji posłużymy się prostym przykładem. Firma masarska musi </text:span><text:span text:style-name="T7">dostarczać</text:span><text:span text:style-name="T3"> swoje wyroby wędliniarskie do </text:span><text:span text:style-name="T7">wielu</text:span><text:span text:style-name="T3"> hurtowni. Zwiększenie produkcji masarni przyczyniło się do opóźnień w dostawach. Posiadane 3 samochody nie wystarczały do rozwożenia produktów. Właściciel kupił więc jeszcze jeden, dodatkowy, większy samochód dostawczy. Działania tego nie można nazwać optymalizacją. Właściciel masarni był przekonany, że jego samochody są maksymalnie wykorzystane. Nie wiedział on jednak, ile wynosi maksymaln</text:span><text:span text:style-name="T8">y</text:span><text:span text:style-name="T3"> wolumen towarów, który przy istniejących trasach i ograniczeniach czasu pracy kierowców mógł przewieźć. Nie można jednak obwiniać jego decyzji, zrobił to, co uważał za najrozsądniejsze. W tej sytuacji istnieje szereg technik, które pozwoliłyby zmaksymalizować wydajność samochodów. To na przykład zagadnienie transportowe, które wytycza najlepsze trasy, zagadnienie kolejek, które minimalizuje przestoje. </text:span><text:span text:style-name="T5">Można</text:span><text:span text:style-name="T4"> </text:span><text:span text:style-name="T5">skorzystać z metod, któr</text:span><text:span text:style-name="T8">e</text:span><text:span text:style-name="T5"> zmaksymalizują poziom wykorzystania przestrzeni ładunkowej pojazdów</text:span><text:span text:style-name="T3">. </text:span></text:p>
      <text:p text:style-name="P14"><text:span text:style-name="T7">U</text:span><text:span text:style-name="T5">żywając algorytmów matematycznych</text:span><text:span text:style-name="T3"> </text:span><text:span text:style-name="T7">można też </text:span><text:span text:style-name="T3">policzyć, czy nie </text:span><text:span text:style-name="T7">opłaca się bardziej </text:span><text:span text:style-name="T3">zlikwidować własn</text:span><text:span text:style-name="T8">ą</text:span><text:span text:style-name="T3"> flotę na rzecz samochodów przysłanych przez odbiorców.</text:span></text:p>
      <text:p text:style-name="P3"/>
      <text:p text:style-name="P13"><text:span text:style-name="T3">Jeżeli proces zdefiniujemy jako </text:span><text:span text:style-name="T7">działanie</text:span><text:span text:style-name="T3"> przy określonych warunkach to optymalizacj</text:span><text:span text:style-name="T7">ą</text:span><text:span text:style-name="T3"> jest znajdowanie i późniejsze osiąganie </text:span><text:span text:style-name="T7">ekstremalnych</text:span><text:span text:style-name="T3"> wartości w obrębie tego procesu. </text:span></text:p>
      <text:p text:style-name="P13"/>
      <text:p text:style-name="P13"><text:soft-page-break/><text:span text:style-name="T3">Jeżeli samochody dostawcze są zmuszone jeździć przez most, można wyznaczyć im optymalne trasy. Optymalizacja </text:span><text:span text:style-name="T7">dotyczy </text:span><text:span text:style-name="T3">określonego procesu.</text:span></text:p>
      <text:p text:style-name="P13"><text:span text:style-name="T3">Pojawienie się nowego mostu będzie zmianą procesu i wyznaczanie optymalnych tras należy zacząć od początku. <text:s/></text:span></text:p>
      <text:p text:style-name="P13"><text:span text:style-name="T3"><text:s text:c="5"/></text:span></text:p>
      <text:p text:style-name="P14"><text:span text:style-name="T4">Jeżeli przy pakowaniu mięsa jedna z maszyn okaże się „wąskim gardłem”, wymiana jej na nową, bardzie</text:span><text:span text:style-name="T7">j</text:span><text:span text:style-name="T4"> wydajną </text:span><text:span text:style-name="T7">maszynę </text:span><text:span text:style-name="T4">nie jest optymalizacją, lecz inwestycją. Paradoksalnie zakład może odnotować spadek zysków, ponieważ zakup maszyny niósł za sobą nowe wyższe koszty amortyzacji. Być może warto było wcześniej uruchomić oparty na badaniach operacyjnych algorytm, który wskazałby jaki asortyment produktów prowadzi do maksymalizacji zysku. Można by również przeanalizować czy zwiększenie wydajność jest zjawiskiem opłacalnym, istnieją metody określające optymalne stany magazynowe lub optymalne okresy przestojów, które prowadzą do istotnej redukcji kosztów operacyjnych. <text:s/></text:span></text:p>
      <text:p text:style-name="P14"/>
      <text:p text:style-name="P14"><text:span text:style-name="T4">Zakup nowej maszyny na pewno rozwiązał doraźne problemy, ale nie musiał zwiększyć efektywności zakładu i poprawić je</text:span><text:span text:style-name="T7">go</text:span><text:span text:style-name="T4"> rentowności.</text:span></text:p>
      <text:p text:style-name="P4">Co więcej, pojawienie się nowej maszyny zmieniło proces, co wpłynęło na dotychczasowe rozwiązania. </text:p>
      <text:p text:style-name="P14"/>
      <text:p text:style-name="P14"/>
      <text:p text:style-name="P6">Jak stosować optymalizację</text:p>
      <text:p text:style-name="P4"/>
      <text:p text:style-name="P15"><text:span text:style-name="T4">Optymalizacja jest procesem trudnym i raczej niedostępnym dla przeciętnego menadżera czy analityka. Aby ją stosować, trzeba </text:span><text:span text:style-name="T7">znać</text:span><text:span text:style-name="T4"> szereg metod optymalizacji matematyczn</text:span><text:span text:style-name="T8">ych</text:span><text:span text:style-name="T4">. Dodatkowo należy posiadać umiejętność programowania, aby móc skorzystać ze specjalnych, dedykowanych do </text:span><text:span text:style-name="T5">prowadzenia </text:span><text:span text:style-name="T4">optymalizacji bibliotek. </text:span></text:p>
      <text:p text:style-name="P15"><text:span text:style-name="T5">To wszystko jest trudne i nic nie wskazuje na to, że pojawią się jakieś aplikacje, które będą pomagały w procesie zarządzania. </text:span><text:span text:style-name="T6">Co ciekawe, współczesne systemy zarządzania produkcją i logistyką również w większości nie są wyposażone w algorytmy optymalizacji. Jeżeli pojawia </text:span><text:span text:style-name="T7">się w takich systemach </text:span><text:span text:style-name="T6">konieczność optymalizacji, najczęściej stosowane są tam metody zwan</text:span><text:span text:style-name="T8">e</text:span><text:span text:style-name="T6"> potocznie </text:span><text:span text:style-name="T10">ad hoc</text:span><text:span text:style-name="T6">, czyli rozwiązania najprostsze z możliwych, które zwykle odległe są od rozwiązań optymalnych. <text:s/></text:span></text:p>
      <text:p text:style-name="P15"/>
      <text:p text:style-name="P15"><text:span text:style-name="T5">Od paru lat istnieje na rynku nowy rodzaj analityka tak zwany analityk danych lub </text:span><text:span text:style-name="T11">data scientist</text:span><text:span text:style-name="T5">. </text:span></text:p>
      <text:p text:style-name="P8">Zawód ten powstał w odpowiedzi na potrzeby zagospodarowania ogromnych ilości danych stale produkowanych przez gospodarkę. Analitycy danych w przeważającej większości tworzą modele prognostyczne przewidujące przyszłe wartości popytu lub cen. Kolejną ich domeną są modele klasyfikacji przewidujące, czy dane zjawisko będzie miało miejsce czy nie. <text:s text:c="3"/></text:p>
      <text:p text:style-name="P16"><text:span text:style-name="T5">Modele </text:span><text:span text:style-name="T11">machine learning </text:span><text:span text:style-name="T5">w żaden sposób nie zoptymalizują produkcji, </text:span><text:span text:style-name="T6">ponieważ są </text:span><text:span text:style-name="T7">one </text:span><text:span text:style-name="T6">nastawione na wyjaśnianie zjawisk lub określanie wyników procesów. Metody optymalizacji zwane programowaniem operacyjny</text:span><text:span text:style-name="T14">m</text:span><text:span text:style-name="T6"> mają zaś za zadanie wskazanie skrajnej możliwej do osiągnięcia wartości oraz wyjaśnienie, w jaki sposób wartość tą uzyskać.</text:span></text:p>
      <text:p text:style-name="P16"/>
      <text:p text:style-name="P16"><text:span text:style-name="T6">Optymalizacja jest więc obszarem zarezerwowanym dla bardzo specyficznego rodzaju analityka. Warto jednak wiedzieć o jej istnieniu, ponieważ jest ona obrazem skrajnej efektywności zarządzania. </text:span></text:p>
      <text:p text:style-name="P16"><text:span text:style-name="T6"><text:s/></text:span><text:span text:style-name="T5"><text:s/></text:span></text:p>
      <text:p text:style-name="P15"><text:span text:style-name="T5"><text:s/></text:span></text:p>
      <text:p text:style-name="P5"/>
      <text:p text:style-name="P5"><text:s text:c="4"/></text:p>
      <text:p text:style-name="P4"/>
      <text:p text:style-name="P14"><text:span text:style-name="T4"><text:s/></text:span></text:p>
      <text:p text:style-name="P12"><text:soft-page-break/><text:span text:style-name="T2"><text:s text:c="4"/></text:span></text:p>
      <text:p text:style-name="P2"><text:s/></text:p>
      <text:p text:style-name="P2"><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1T12:10:54.383502976</meta:creation-date>
    <dc:date>2021-05-01T14:41:58.575334187</dc:date>
    <meta:editing-duration>PT12M20S</meta:editing-duration>
    <meta:editing-cycles>2</meta:editing-cycles>
    <meta:generator>LibreOffice/6.4.7.2$Linux_X86_64 LibreOffice_project/40$Build-2</meta:generator>
    <meta:document-statistic meta:table-count="0" meta:image-count="0" meta:object-count="0" meta:page-count="3" meta:paragraph-count="33" meta:word-count="800" meta:character-count="6342" meta:non-whitespace-character-count="5528"/>
  </office:meta>
</office:document-meta>
</file>